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background-color="#00FFFF"/>
    </style:style>
  </office:automatic-styles>
  <office:body>
    <office:text text:use-soft-page-breaks="true">
      <text:p text:style-name="P1">&lt;!DOCTYPE html&gt;</text:p>
      <text:p text:style-name="Normál">&lt;html lang="hu"&gt;</text:p>
      <text:p text:style-name="Normál"/>
      <text:p text:style-name="Normál">&lt;head&gt;</text:p>
      <text:p text:style-name="Normál">&lt;meta charset="utf-8" /&gt;</text:p>
      <text:p text:style-name="Normál">&lt;title&gt;&lt;/title&gt;</text:p>
      <text:p text:style-name="Normál">&lt;meta name="viewport" content="Geany 1.36" /&gt;</text:p>
      <text:p text:style-name="Normál">&lt;link rel="stylesheet" href="https://cdn.jsdelivr.net/npm/bootstrap@4.6.0/dist/css/bootstrap.min.css" integrity="sha384-B0vP5xmATw1+K9KRQjQERJvTumQW0nPEzvF6L/Z6nronJ3oUOFUFpCjEUQouq2+l" crossorigin="anonymous"&gt;</text:p>
      <text:p text:style-name="Normál">&lt;link rel="stylesheet" href="style.css"&gt;</text:p>
      <text:p text:style-name="Normál"/>
      <text:p text:style-name="Normál">&lt;/head&gt;</text:p>
      <text:p text:style-name="Normál"/>
      <text:p text:style-name="Normál">&lt;body&gt;</text:p>
      <text:p text:style-name="Normál"/>
      <text:p text:style-name="Normál">&lt;div class="container content"&gt;</text:p>
      <text:p text:style-name="Normál"><text:tab/>&lt;div class="row"&gt;<text:tab/><text:tab/></text:p>
      <text:p text:style-name="Normál"><text:tab/><text:tab/>&lt;div class="col"&gt;</text:p>
      <text:p text:style-name="Normál"><text:tab/><text:tab/><text:tab/>&lt;h1&gt;Konstantin&lt;/h1&gt;</text:p>
      <text:p text:style-name="Normál"><text:tab/><text:tab/><text:tab/></text:p>
      <text:p text:style-name="Normál"><text:tab/><text:tab/><text:tab/>&lt;p&gt;</text:p>
      <text:p text:style-name="Normál"><text:tab/><text:tab/><text:tab/>II. Konstantin havasalföldi fejedelem</text:p>
      <text:p text:style-name="Normál"><text:tab/><text:tab/><text:tab/>&lt;/p&gt;</text:p>
      <text:p text:style-name="Normál"><text:tab/><text:tab/>&lt;/div&gt;</text:p>
      <text:p text:style-name="Normál"><text:tab/>&lt;/div&gt;</text:p>
      <text:p text:style-name="Normál"><text:tab/><text:tab/><text:tab/></text:p>
      <text:p text:style-name="Normál"><text:tab/><text:tab/>&lt;div class="row "&gt;<text:tab/><text:tab/></text:p>
      <text:p text:style-name="Normál"><text:tab/><text:tab/><text:tab/>&lt;div class="col"&gt;</text:p>
      <text:p text:style-name="Normál">&lt;p&gt;<text:tab/><text:tab/><text:tab/><text:tab/></text:p>
      <text:soft-page-break/>
      <text:p text:style-name="Normál">II. (Szent) Konstantin (románul: Constantin Brâncoveanu; Brâncoveni, 1654. augusztus 15. – Isztambul, 1714. augusztus 15.) Havasalföld fejedelme volt 1688 és 1714 között.</text:p>
      <text:p text:style-name="Normál">&lt;/p&gt;</text:p>
      <text:p text:style-name="Normál"/>
      <text:p text:style-name="Normál">&lt;h2&gt;Élete&lt;/h2&gt;</text:p>
      <text:p text:style-name="Normál">&lt;img src="constantin_01.jpg" alt="Konstantin"<text:s/></text:p>
      <text:p text:style-name="Normál">class="kep1"&gt;</text:p>
      <text:p text:style-name="Normál"/>
      <text:p text:style-name="Normál">&lt;p&gt;</text:p>
      <text:p text:style-name="Normál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Normál">&lt;/p&gt;</text:p>
      <text:p text:style-name="Normál">&lt;p&gt;</text:p>
      <text:p text:style-name="Normál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Normál">&lt;/p&gt;</text:p>
      <text:p text:style-name="Normál"/>
      <text:p text:style-name="Normál">&lt;hr class="vonalas"&gt;</text:p>
      <text:p text:style-name="Normál">&lt;p class="vonalkoz"&gt;Konstantin&lt;/p&gt;</text:p>
      <text:p text:style-name="Normál">&lt;hr class="vonalas"&gt;</text:p>
      <text:p text:style-name="Normál"/>
      <text:p text:style-name="Normál">&lt;h2&gt;Külpolitikája&lt;/h2&gt;</text:p>
      <text:p text:style-name="Normál">&lt;img src="constantin_02.jpg" alt="Konstantin"</text:p>
      <text:p text:style-name="Normál">class="kep2"&gt;</text:p>
      <text:p text:style-name="Normál">&lt;p&gt;</text:p>
      <text:p text:style-name="Normál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<text:s/><text:soft-page-break/>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Normál">&lt;/p&gt;</text:p>
      <text:p text:style-name="Normál"/>
      <text:p text:style-name="Normál">&lt;h2 class="uralkod"&gt;Uralkodásának vége&lt;/h2&gt;</text:p>
      <text:p text:style-name="Normál">&lt;img src="constantin_03.jpg" alt="Konstantin"</text:p>
      <text:p text:style-name="Normál">class="kep3"&gt;</text:p>
      <text:p text:style-name="Normál"/>
      <text:p text:style-name="Normál">&lt;p&gt;</text:p>
      <text:p text:style-name="Normál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Normál">&lt;/p&gt;</text:p>
      <text:p text:style-name="Normál">&lt;h2&gt;A kultúra támogatója&lt;/h2&gt;</text:p>
      <text:p text:style-name="Normál"/>
      <text:p text:style-name="Normál">&lt;p&gt;</text:p>
      <text:p text:style-name="Normál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Normál">&lt;/p&gt;</text:p>
      <text:p text:style-name="Normál"/>
      <text:p text:style-name="Normál"><text:tab/>&lt;/div&gt;</text:p>
      <text:p text:style-name="Normál"><text:tab/></text:p>
      <text:p text:style-name="Normál"/>
      <text:soft-page-break/>
      <text:p text:style-name="Normál">&lt;h2&gt;&lt;/h2&gt;</text:p>
      <text:p text:style-name="Normál">&lt;img scr="constantin02.t"</text:p>
      <text:p text:style-name="Normál"><text:tab/></text:p>
      <text:p text:style-name="Normál"><text:tab/><text:tab/>&lt;</text:p>
      <text:p text:style-name="Normál"><text:tab/>&lt;/div&gt;<text:tab/></text:p>
      <text:p text:style-name="Normál">&lt;/body&gt;</text:p>
      <text:p text:style-name="Normál"/>
      <text:p text:style-name="Normál"/>
      <text:p text:style-name="Normál">&lt;/head&gt;<text:s/></text:p>
      <text:p text:style-name="Normál"/>
      <text:p text:style-name="Normál"/>
      <text:p text:style-name="Normál">&lt;/body&gt;</text:p>
      <text:p text:style-name="Normál"/>
      <text:p text:style-name="Normál">&lt;/html&gt;</text:p>
      <text:p text:style-name="Normál"/>
      <text:p text:style-name="Normál"><text:span text:style-name="T2">CSS</text:span></text:p>
      <text:p text:style-name="Normál">h1 {</text:p>
      <text:p text:style-name="Normál"><text:tab/>text-align: center;</text:p>
      <text:p text:style-name="Normál">}</text:p>
      <text:p text:style-name="Normál">body{</text:p>
      <text:p text:style-name="Normál"><text:tab/>background-image: url(hatter02.png);</text:p>
      <text:p text:style-name="Normál"><text:tab/>color: #333;</text:p>
      <text:p text:style-name="Normál">}</text:p>
      <text:p text:style-name="Normál">.content {</text:p>
      <text:p text:style-name="Normál"><text:tab/>background-color: #e5e5e5;</text:p>
      <text:p text:style-name="Normál"><text:tab/>max-width: 600px;</text:p>
      <text:p text:style-name="Normál"><text:tab/>margin-top: 15px;</text:p>
      <text:p text:style-name="Normál"><text:tab/>margin-bottom: 15px;</text:p>
      <text:p text:style-name="Normál">}</text:p>
      <text:p text:style-name="Normál"><text:tab/></text:p>
      <text:p text:style-name="Normál"><text:tab/></text:p>
      <text:soft-page-break/>
      <text:p text:style-name="Normál">.kep1, .kep3 {</text:p>
      <text:p text:style-name="Normál"><text:tab/>float: right;</text:p>
      <text:p text:style-name="Normál"><text:tab/>margin-left: 8px;</text:p>
      <text:p text:style-name="Normál">}<text:tab/></text:p>
      <text:p text:style-name="Normál">.kep2<text:tab/>{</text:p>
      <text:p text:style-name="Normál"><text:tab/>float: left;</text:p>
      <text:p text:style-name="Normál"><text:tab/>margin-right: 8px;</text:p>
      <text:p text:style-name="Normál">}<text:tab/></text:p>
      <text:p text:style-name="Normál">img {<text:tab/></text:p>
      <text:p text:style-name="Normál"><text:tab/><text:s/>width: 300px;</text:p>
      <text:p text:style-name="Normál">}</text:p>
      <text:p text:style-name="Normál"><text:tab/></text:p>
      <text:p text:style-name="Normál">img <text:s/>{<text:tab/></text:p>
      <text:p text:style-name="Normál"><text:s text:c="7"/>text-align: justify;</text:p>
      <text:p text:style-name="Normál">}</text:p>
      <text:p text:style-name="Normál"><text:s text:c="7"/></text:p>
      <text:p text:style-name="Normál">.vonalkoz {</text:p>
      <text:p text:style-name="Normál"><text:tab/><text:tab/><text:tab/>text-transform: uppercase;</text:p>
      <text:p text:style-name="Normál"><text:tab/><text:tab/><text:tab/>letter-spacing: 8px;</text:p>
      <text:p text:style-name="Normál">}</text:p>
      <text:p text:style-name="Normál"/>
      <text:p text:style-name="Normál">.uralkod {<text:tab/></text:p>
      <text:p text:style-name="Normál"><text:tab/>display: inline-block;</text:p>
      <text:p text:style-name="Normál">}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>title{</text:p>
      <text:p text:style-name="Normál"><text:tab/>margin-top: 4%;</text:p>
      <text:p text:style-name="Normál">}</text:p>
      <text:p text:style-name="Normál">header img<text:tab/>{</text:p>
      <text:p text:style-name="Normál"><text:tab/>padding-top: 10%;</text:p>
      <text:p text:style-name="Normál"><text:tab/>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3T11:14:00Z</meta:creation-date>
    <dc:date>2021-01-23T11:17:00Z</dc:date>
    <meta:template xlink:href="Normal" xlink:type="simple"/>
    <meta:editing-cycles>1</meta:editing-cycles>
    <meta:editing-duration>PT120S</meta:editing-duration>
    <meta:document-statistic meta:page-count="6" meta:paragraph-count="10" meta:word-count="663" meta:character-count="5232" meta:row-count="38" meta:non-whitespace-character-count="4579"/>
  </office:meta>
</office:document-meta>
</file>